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59b4" officeooo:paragraph-rsid="000659b4"/>
    </style:style>
    <style:style style:name="P2" style:family="paragraph" style:parent-style-name="Standard">
      <style:paragraph-properties fo:text-align="justify" style:justify-single-word="false"/>
      <style:text-properties officeooo:rsid="000659b4" officeooo:paragraph-rsid="000bcca3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659b4" officeooo:paragraph-rsid="000659b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bcca3" officeooo:paragraph-rsid="000bcca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b3715"/>
    </style:style>
    <style:style style:name="P6" style:family="paragraph" style:parent-style-name="Standard">
      <style:paragraph-properties fo:text-align="justify" style:justify-single-word="false"/>
      <style:text-properties officeooo:paragraph-rsid="000bcca3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7f3c7" officeooo:paragraph-rsid="0007f3c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paragraph-rsid="000884b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884b5" officeooo:paragraph-rsid="000884b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884b5" officeooo:paragraph-rsid="000884b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0be9dd" officeooo:paragraph-rsid="000be9dd"/>
    </style:style>
    <style:style style:name="T1" style:family="text">
      <style:text-properties officeooo:rsid="000659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0884b5" style:font-style-asian="italic" style:font-style-complex="italic"/>
    </style:style>
    <style:style style:name="T4" style:family="text">
      <style:text-properties fo:font-style="italic" fo:font-weight="bold" officeooo:rsid="000659b4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officeooo:rsid="000884b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659b4" style:font-style-asian="italic" style:font-weight-asian="normal" style:font-style-complex="italic" style:font-weight-complex="normal"/>
    </style:style>
    <style:style style:name="T7" style:family="text">
      <style:text-properties fo:font-weight="normal" officeooo:rsid="000884b5" style:font-weight-asian="normal" style:font-weight-complex="normal"/>
    </style:style>
    <style:style style:name="T8" style:family="text">
      <style:text-properties fo:font-weight="normal" officeooo:rsid="000bcca3" style:font-weight-asian="normal" style:font-weight-complex="normal"/>
    </style:style>
    <style:style style:name="T9" style:family="text">
      <style:text-properties fo:font-style="normal" fo:font-weight="normal" officeooo:rsid="00071a3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884b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b371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659b4" style:font-style-asian="normal" style:font-weight-asian="normal" style:font-style-complex="normal" style:font-weight-complex="normal"/>
    </style:style>
    <style:style style:name="T13" style:family="text">
      <style:text-properties officeooo:rsid="0007f3c7"/>
    </style:style>
    <style:style style:name="T14" style:family="text">
      <style:text-properties fo:color="#002060"/>
    </style:style>
    <style:style style:name="T15" style:family="text">
      <style:text-properties fo:color="#002060" officeooo:rsid="0009ddc0"/>
    </style:style>
    <style:style style:name="T16" style:family="text">
      <style:text-properties fo:color="#002060"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0884b5"/>
    </style:style>
    <style:style style:name="T18" style:family="text">
      <style:text-properties officeooo:rsid="000bcc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E/COPPE/UFRJ</text:p>
      <text:p text:style-name="P8"><text:span text:style-name="T13">COC800 - Data Mining – 2018/1 - Prof: </text:span><text:span text:style-name="T14">Alexandre G. Evsukoff</text:span></text:p>
      <text:p text:style-name="P3"/>
      <text:p text:style-name="P9">Alunos: <text:span text:style-name="T14">Gustavo Martins da Silva Nunes </text:span><text:span text:style-name="T15">e </text:span><text:span text:style-name="T14">Michel Morais Ferreira</text:span></text:p>
      <text:p text:style-name="P9"><text:span text:style-name="T14"/></text:p>
      <text:p text:style-name="P9"><text:span text:style-name="T14"/></text:p>
      <text:p text:style-name="P10"><text:span text:style-name="T16">Esboço do relatório parcial</text:span><text:span text:style-name="T14"> </text:span></text:p>
      <text:p text:style-name="P9"><text:span text:style-name="T14"/></text:p>
      <text:p text:style-name="P3"><text:span text:style-name="T17">1. </text:span>Apresentação do problema</text:p>
      <text:p text:style-name="P1"/>
      <text:p text:style-name="P5"><text:span text:style-name="T1"><text:tab/>O trabalho consiste na análise do dataset </text:span><text:span text:style-name="T4">Census Income</text:span><text:span text:style-name="T6">, </text:span><text:span text:style-name="T12">que é um subconjunto d</text:span><text:span text:style-name="T9">os</text:span><text:span text:style-name="T12"> dados do censo populacional realizado nos EUA no ano de 1994[Ref]. O dataset contém </text:span><text:span text:style-name="T11">48842 exemplos <text:s/>e </text:span><text:span text:style-name="T12">15 características populacionais¹, sendo estas um subconjunto das 41 features originais utilizadas no dataset do censo do ano em questão². A tarefa a ser realizada é a classificação dos cidadãos </text:span><text:span text:style-name="T9">em duas classes:</text:span><text:span text:style-name="T12"> </text:span><text:span text:style-name="T9">cidadãos com ganhos iguais ou superiores a</text:span><text:span text:style-name="T12"> </text:span><text:span text:style-name="T9">$</text:span><text:span text:style-name="T12">50.</text:span><text:span text:style-name="T9">000</text:span><text:span text:style-name="T12">/Ano ou </text:span><text:span text:style-name="T9">cidadãos com ganhos inferiores a este</text:span><text:span text:style-name="T12">.</text:span></text:p>
      <text:p text:style-name="P1"/>
      <text:p text:style-name="P3"><text:span text:style-name="T17">2. </text:span>Apresentação da tecnologia</text:p>
      <text:p text:style-name="P3"/>
      <text:p text:style-name="P3"><text:tab/><text:span text:style-name="T7">Para a realização das análises envolvendo o banco de dados do problema, será utilizada a linguagem </text:span><text:span text:style-name="T3">Python</text:span><text:span text:style-name="T10">, em conjunto com as bibliotecas mais utilizadas para a análise de dados, sendo elas </text:span><text:span text:style-name="T3">Numpy, Scipy, Matplotlib, Pandas</text:span><text:span text:style-name="T10">. Para a criação de modelos preditivos para a classificação dos exemplos da base de dados, será explorada a biblioteca </text:span><text:span text:style-name="T3">Scikit-Learn</text:span><text:span text:style-name="T5">.</text:span></text:p>
      <text:p text:style-name="P1"/>
      <text:p text:style-name="P3"><text:span text:style-name="T18">3. </text:span>Caracterização e visualização de dados</text:p>
      <text:p text:style-name="P3"/>
      <text:p text:style-name="P1"><text:span text:style-name="T2"><text:tab/></text:span><text:span text:style-name="T8">Ainda não realizada.</text:span></text:p>
      <text:p text:style-name="P1"/>
      <text:p text:style-name="P4">4. Referências bibliográficas</text:p>
      <text:p text:style-name="P1"/>
      <text:p text:style-name="P2"><text:span text:style-name="T18">[</text:span>1<text:span text:style-name="T18">]</text:span> – <text:a xlink:type="simple" xlink:href="https://archive.ics.uci.edu/ml/datasets/census+income" text:style-name="Internet_20_link" text:visited-style-name="Visited_20_Internet_20_Link">https://archive.ics.uci.edu/ml/datasets/census+income</text:a>. <text:span text:style-name="T18">Página contendo informações do dataset do trabalho. Úlimo acesso em XX/XX/XXXX às XX:XX.</text:span></text:p>
      <text:p text:style-name="P1"/>
      <text:p text:style-name="P6"><text:span text:style-name="T18">[2] – </text:span><text:a xlink:type="simple" xlink:href="https://archive.ics.uci.edu/ml/datasets/Census-Income+(KDD" text:style-name="Internet_20_link" text:visited-style-name="Visited_20_Internet_20_Link"><text:span text:style-name="T18">https://archive.ics.uci.edu/ml/datasets/Census-Income+(KDD</text:span></text:a><text:span text:style-name="T18">). Página contendo informações do dataset do censo realizado. Úlimo acesso em XX/XX/XXXX às XX:XX.</text:span></text:p>
      <text:p text:style-name="P1"/>
      <text:p text:style-name="P2"><text:span text:style-name="T18">[</text:span>3<text:span text:style-name="T18">] </text:span>– <text:span text:style-name="T18"><text:s/>Classifying Income data from Census 1994 Data . </text:span><text:a xlink:type="simple" xlink:href="https://cseweb.ucsd.edu/~jmcauley/cse190/reports/sp15/024.pdf" text:style-name="Internet_20_link" text:visited-style-name="Visited_20_Internet_20_Link">https://cseweb.ucsd.edu/~jmcauley/cse190/reports/sp15/024.pdf</text:a><text:span text:style-name="T18">. Úlimo acesso em XX/XX/XXXX às XX:XX.</text:span></text:p>
      <text:p text:style-name="P1"/>
      <text:p text:style-name="P11">[4] – Discrmination Aware Classification for Imbalanced Datasets. https://people.eng.unimelb.edu.au/baileyj/papers/Discrimination_aware_loss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09:26.468559816</meta:creation-date>
    <dc:date>2018-03-20T18:49:10.840744985</dc:date>
    <meta:editing-duration>PT23M29S</meta:editing-duration>
    <meta:editing-cycles>7</meta:editing-cycles>
    <meta:generator>LibreOffice/5.4.5.1$Linux_X86_64 LibreOffice_project/40m0$Build-1</meta:generator>
    <meta:document-statistic meta:table-count="0" meta:image-count="0" meta:object-count="0" meta:page-count="1" meta:paragraph-count="15" meta:word-count="238" meta:character-count="1768" meta:non-whitespace-character-count="1538"/>
  </office:meta>
</office:document-meta>
</file>